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body">
      <style:text-properties officeooo:paragraph-rsid="00779fe4"/>
    </style:style>
    <style:style style:name="P2" style:family="paragraph" style:parent-style-name="Thesis_5f_Heading1_5f_appendix" style:master-page-name="Thesis_5f_bodyPage_5f_appendix">
      <style:paragraph-properties style:page-number="auto"/>
      <style:text-properties officeooo:rsid="00779fe4" officeooo:paragraph-rsid="00779fe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27710274" text:style-name="Thesis_5f_numbering_5f_appendix">
        <text:list-item>
          <text:h text:style-name="P2" text:outline-level="1">Диагностични графики на моногомерните модели</text:h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20pt" fo:language="bg" fo:country="BG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 style:writing-mode="page"/>
      <style:text-properties style:font-name="Times New Roman" fo:font-family="'Times New Roman'" style:font-style-name="Regular" style:font-family-generic="roman" style:font-pitch="variable" fo:font-size="16pt" fo:language="bg" fo:country="BG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Thesis_5f_Heading1_5f_appendix" style:display-name="Thesis_Heading1_appendix" style:family="paragraph" style:parent-style-name="Thesis_5f_Heading1" style:next-style-name="Thesis_5f_body" style:default-outline-level="1" style:list-style-name="Thesis_5f_numbering_5f_appendix" style:master-page-name="Thesis_5f_bodyPage">
      <style:paragraph-properties style:page-number="auto" fo:break-before="auto" fo:break-after="auto" style:writing-mode="page"/>
    </style:style>
    <style:style style:name="Thesis_5f_Heading2_5f_appendix" style:display-name="Thesis_Heading2_appendix" style:family="paragraph" style:parent-style-name="Thesis_5f_Heading2" style:list-style-name="Thesis_5f_numbering_5f_appendix">
      <style:paragraph-properties style:writing-mode="page"/>
    </style:style>
    <style:style style:name="Thesis_5f_Heading3_5f_appendix" style:display-name="Thesis_Heading3_appendix" style:family="paragraph" style:parent-style-name="Thesis_5f_Heading3" style:list-style-name="Thesis_5f_numbering_5f_appendix">
      <style:paragraph-properties style:writing-mode="page"/>
    </style:style>
    <style:style style:name="Thesis_5f_Heading4_5f_appendix" style:display-name="Thesis_Heading4_appendix" style:family="paragraph" style:parent-style-name="Thesis_5f_Heading4" style:list-style-name="Thesis_5f_numbering_5f_appendix">
      <style:paragraph-properties style:writing-mode="page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loext:graphic-properties draw:fill="none" draw:fill-color="#729fcf"/>
      <style:paragraph-properties fo:margin-left="1.27cm" fo:margin-right="0cm" fo:text-align="justify" style:justify-single-word="false" fo:orphans="2" fo:widows="2" fo:text-indent="-0.64cm" style:auto-text-indent="false" style:page-number="auto" fo:break-before="auto" fo:break-aft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svg:y="0cm" fo:margin-top="0.15cm" fo:margin-bottom="0.15cm" style:protect="position" style:wrap="none" style:vertical-pos="top" style:vertical-rel="paragraph-content" style:horizontal-pos="center" style:horizontal-rel="paragraph" fo:background-color="transparent" draw:fill="none" draw:fill-color="#729fcf" style:shadow="none" draw:shadow-opacity="100%" style:flow-with-text="fals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Thesis_5f_formula" style:display-name="Thesis_formula" style:family="graphic" style:parent-style-name="Formula">
      <style:graphic-properties text:anchor-type="as-char" fo:margin-top="0.15cm" fo:margin-bottom="0.15cm" style:wrap="parallel" style:number-wrapped-paragraphs="no-limit" style:wrap-contour="false" fo:background-color="transparent" draw:fill="none" draw:fill-color="#729fcf" style:shadow="none" draw:shadow-opacity="100%">
        <style:columns fo:column-count="1" fo:column-gap="0cm"/>
      </style:graphic-properties>
    </style:style>
    <text:outline-style style:name="Outline">
      <text:outline-level-style text:level="1" style:num-prefix="Глава 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hesis_5f_numbering_5f_appendix" style:display-name="Thesis_numbering_appendix">
      <text:list-level-style-number text:level="1" text:style-name="Numbering_20_Symbols" style:num-prefix=" " style:num-suffix="." style:num-format="А, Б, .., Аа, Аб, ... (bg)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>
      <style:page-layout-properties fo:page-width="29.693cm" fo:page-height="21.006cm" style:num-format="1" style:print-orientation="landscape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3">
      <style:page-layout-properties fo:page-width="29.693cm" fo:page-height="21.006cm" style:num-format="1" style:print-orientation="landscape" fo:margin-top="2.489cm" fo:margin-bottom="2.489cm" fo:margin-left="2.489cm" fo:margin-right="2.48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>
      <style:header>
        <text:p text:style-name="Header"/>
      </style:header>
    </style:master-page>
    <style:master-page style:name="Thesis_5f_prefacePage" style:display-name="Thesis_prefacePage" style:page-layout-name="Mpm4" style:next-style-name="Thesis_5f_bodyPage">
      <style:header>
        <text:p text:style-name="Header"/>
      </style:header>
      <style:footer>
        <text:p text:style-name="Footer"/>
      </style:footer>
    </style:master-page>
    <style:master-page style:name="Thesis_5f_bodyPageLandscape" style:display-name="Thesis_bodyPageLandscape" style:page-layout-name="Mpm5" style:next-style-name="Thesis_5f_bodyPage"/>
    <style:master-page style:name="Thesis_5f_bodyPage_5f_appendix" style:display-name="Thesis_bodyPage_appendix" style:page-layout-name="Mpm6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Right_20_Page" style:display-name="Right Page" style:page-layout-name="Mpm8" style:next-style-name="Left_20_Page">
      <style:header>
        <text:p text:style-name="Header"/>
      </style:header>
    </style:master-page>
    <style:master-page style:name="Envelope" style:page-layout-name="Mpm9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10">
      <style:header>
        <text:p text:style-name="Header"/>
      </style:header>
    </style:master-page>
    <style:master-page style:name="Footnote" style:page-layout-name="Mpm11">
      <style:header>
        <text:p text:style-name="Header"/>
      </style:header>
    </style:master-page>
    <style:master-page style:name="Endnote" style:page-layout-name="Mpm11">
      <style:header>
        <text:p text:style-name="Header"/>
      </style:header>
    </style:master-page>
    <style:master-page style:name="Landscape" style:page-layout-name="Mpm12">
      <style:header>
        <text:p text:style-name="Header"/>
      </style:header>
    </style:master-page>
    <style:master-page style:name="Thesis_5f_bodyPageLandscape_5f_appendix" style:display-name="Thesis_bodyPageLandscape_appendix" style:page-layout-name="Mpm1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1:34:59.913686728</meta:creation-date>
    <meta:editing-duration>PT2M6S</meta:editing-duration>
    <meta:editing-cycles>2</meta:editing-cycles>
    <meta:generator>LibreOffice/6.0.7.3$Linux_X86_64 LibreOffice_project/00m0$Build-3</meta:generator>
    <dc:title>thesis_styles</dc:title>
    <meta:initial-creator>SK </meta:initial-creator>
    <dc:date>2019-04-12T11:37:05.557992096</dc:date>
    <dc:creator>SK </dc:creator>
    <meta:document-statistic meta:table-count="0" meta:image-count="0" meta:object-count="0" meta:page-count="1" meta:paragraph-count="1" meta:word-count="6" meta:character-count="47" meta:non-whitespace-character-count="42"/>
    <meta:template xlink:type="simple" xlink:actuate="onRequest" xlink:title="thesis_styles" xlink:href="../../../../../../../../../../home/sklayn/Templates/Styles/thesis_styles.ott" meta:date="2019-04-12T11:34:59.533689659"/>
  </office:meta>
</office:document-meta>
</file>